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end" style:justify-single-word="false"/>
      <style:text-properties style:font-name="Times New Roman" fo:font-size="13pt" fo:font-weight="bold" style:font-size-asian="13pt" style:font-weight-asian="bold" style:font-name-complex="Times New Roman1" style:font-size-complex="13pt"/>
    </style:style>
    <style:style style:name="P2" style:family="paragraph" style:parent-style-name="Standard">
      <style:paragraph-properties fo:text-align="center" style:justify-single-word="false"/>
      <style:text-properties style:font-name="Times New Roman" fo:font-size="13pt" fo:font-weight="bold" style:font-size-asian="13pt" style:font-weight-asian="bold" style:font-name-complex="Times New Roman1" style:font-size-complex="13pt"/>
    </style:style>
    <style:style style:name="P3" style:family="paragraph" style:parent-style-name="Standard">
      <style:paragraph-properties fo:line-height="200%"/>
      <style:text-properties style:font-name="Times New Roman" fo:font-size="13pt" style:font-size-asian="13pt" style:font-size-complex="13pt"/>
    </style:style>
    <style:style style:name="P4" style:family="paragraph" style:parent-style-name="Standard">
      <style:paragraph-properties fo:line-height="200%"/>
      <style:text-properties style:font-name="Times New Roman" fo:font-size="13pt" officeooo:paragraph-rsid="00189adf" style:font-size-asian="13pt" style:font-size-complex="13pt"/>
    </style:style>
    <style:style style:name="P5" style:family="paragraph" style:parent-style-name="Standard">
      <style:paragraph-properties fo:line-height="200%"/>
      <style:text-properties style:font-name="Times New Roman" fo:font-size="13pt" officeooo:paragraph-rsid="0027dbee" style:font-size-asian="13pt" style:font-size-complex="13pt"/>
    </style:style>
    <style:style style:name="P6" style:family="paragraph" style:parent-style-name="Standard">
      <style:paragraph-properties fo:margin-top="0in" fo:margin-bottom="0.111in" loext:contextual-spacing="false" fo:line-height="200%"/>
      <style:text-properties style:font-name="Times New Roman" fo:font-size="13pt" style:font-size-asian="13pt" style:font-size-complex="13pt"/>
    </style:style>
    <style:style style:name="P7" style:family="paragraph" style:parent-style-name="Standard" style:master-page-name="Standard">
      <style:paragraph-properties fo:line-height="100%" fo:text-align="end" style:justify-single-word="false" style:page-number="auto"/>
      <style:text-properties style:font-name="Times New Roman" fo:font-size="13pt" fo:font-weight="bold" style:font-size-asian="13pt" style:font-weight-asian="bold" style:font-name-complex="Times New Roman1" style:font-size-complex="13pt"/>
    </style:style>
    <style:style style:name="T1" style:family="text">
      <style:text-properties style:font-name-complex="Times New Roman1"/>
    </style:style>
    <style:style style:name="T2" style:family="text">
      <style:text-properties officeooo:rsid="000a31a3" style:font-name-complex="Times New Roman1"/>
    </style:style>
    <style:style style:name="T3" style:family="text">
      <style:text-properties officeooo:rsid="000c3fb2" style:font-name-complex="Times New Roman1"/>
    </style:style>
    <style:style style:name="T4" style:family="text">
      <style:text-properties officeooo:rsid="000d184b" style:font-name-complex="Times New Roman1"/>
    </style:style>
    <style:style style:name="T5" style:family="text">
      <style:text-properties officeooo:rsid="0012c523" style:font-name-complex="Times New Roman1"/>
    </style:style>
    <style:style style:name="T6" style:family="text">
      <style:text-properties officeooo:rsid="0017b9d5" style:font-name-complex="Times New Roman1"/>
    </style:style>
    <style:style style:name="T7" style:family="text">
      <style:text-properties officeooo:rsid="0017d559" style:font-name-complex="Times New Roman1"/>
    </style:style>
    <style:style style:name="T8" style:family="text">
      <style:text-properties officeooo:rsid="00187be4" style:font-name-complex="Times New Roman1"/>
    </style:style>
    <style:style style:name="T9" style:family="text">
      <style:text-properties officeooo:rsid="001ab365" style:font-name-complex="Times New Roman1"/>
    </style:style>
    <style:style style:name="T10" style:family="text">
      <style:text-properties officeooo:rsid="001b862a" style:font-name-complex="Times New Roman1"/>
    </style:style>
    <style:style style:name="T11" style:family="text">
      <style:text-properties officeooo:rsid="001d5a6b" style:font-name-complex="Times New Roman1"/>
    </style:style>
    <style:style style:name="T12" style:family="text">
      <style:text-properties officeooo:rsid="00275043" style:font-name-complex="Times New Roman1"/>
    </style:style>
    <style:style style:name="T13" style:family="text">
      <style:text-properties officeooo:rsid="002209e0" style:font-name-complex="Times New Roman1"/>
    </style:style>
    <style:style style:name="T14" style:family="text">
      <style:text-properties officeooo:rsid="0022eb12" style:font-name-complex="Times New Roman1"/>
    </style:style>
    <style:style style:name="T15" style:family="text">
      <style:text-properties officeooo:rsid="002ae6a5" style:font-name-complex="Times New Roman1"/>
    </style:style>
    <style:style style:name="T16" style:family="text">
      <style:text-properties officeooo:rsid="002cda8e" style:font-name-complex="Times New Roman1"/>
    </style:style>
    <style:style style:name="T17" style:family="text">
      <style:text-properties officeooo:rsid="002f27e4" style:font-name-complex="Times New Roman1"/>
    </style:style>
    <style:style style:name="T18" style:family="text">
      <style:text-properties officeooo:rsid="002fbac8" style:font-name-complex="Times New Roman1"/>
    </style:style>
    <style:style style:name="T19" style:family="text">
      <style:text-properties officeooo:rsid="003022f7" style:font-name-complex="Times New Roman1"/>
    </style:style>
    <style:style style:name="T20" style:family="text">
      <style:text-properties fo:font-style="italic" style:font-style-asian="italic" style:font-name-complex="Times New Roman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hammad Arham Khan (21701848)</text:p>
      <text:p text:style-name="P1">Computer Engineering</text:p>
      <text:p text:style-name="P1">ENG 101 – 93</text:p>
      <text:p text:style-name="P1">Essay 1</text:p>
      <text:p text:style-name="P2"/>
      <text:p text:style-name="P2">SELFISHNESS: A BLESSING OR A CURSE?</text:p>
      <text:p text:style-name="P2"/>
      <text:p text:style-name="P3"><text:span text:style-name="T1"><text:tab/>Just like ants, humans too are collaborative species and strive togethe</text:span><text:bookmark text:name="_GoBack"/><text:span text:style-name="T1">r for success. But there are times when our own desires, ones that seem feasible to our minds but are disapproved by the society, get undermined by the issue of morality. Hence the question, should we sacrifice our desires for others or is it better to fulfill them whatsoever? Ayn Rand (1963), in the “</text:span><text:span text:style-name="T20">Objectivist Ethics</text:span><text:span text:style-name="T1">” argues that men must direct all endeavors to fulfill their own rational interests and must never sacrifice for, or expect a sacrifice from others. This way, she believes, a harmony between individual interests can be established, which will prove to be the best for humanity. Rand’s philosophy is wrong because it is unachievable and instead of doing any good, eliminates the human part from human beings.</text:span></text:p>
      <text:p text:style-name="P3"><text:span text:style-name="T1"><text:tab/>To begin with, Ayn Rand’s </text:span><text:span text:style-name="T2">U</text:span><text:span text:style-name="T1">topian philosophy of a conflict-free world with no concept of sacrifice is beyond what humans can achieve. Rand (1963) says that one needs to have a clear perception of reality, remain aloof from emotional whims and must prioritize the rational process of thought. This philosophy of hers is based solely on the consideration that humans are capable of thinking rationally in every situation, which is false. Although the right, logical part of brain may dominate over the emotional, left </text:span><text:soft-page-break/><text:span text:style-name="T1">counterpart, it is biologically impossible to eliminate the involvement of emotions in our decisions completely. Therefore, there will always be a time when one’s rationality will get undermined by </text:span><text:span text:style-name="T3">a</text:span><text:span text:style-name="T1"> torrent of emotions and hence, thinking subjectively is an inevitable event in a </text:span><text:span text:style-name="T4">humans</text:span><text:span text:style-name="T1"> life. Similarly, there will be times when a rational beings interests will clash with an emotionally-propelled person. All such encounters and situations are loopholes in Rand’s philosophy of a harmonious world; the “precise and scrupulous process of thought” that Rand (1963) wants us to have before each </text:span><text:span text:style-name="T5">trivial </text:span><text:span text:style-name="T1">decision is one which scholars are awarded Nobel awards for and thus, is impossible for an average person to have.</text:span></text:p>
      <text:p text:style-name="P3"><text:span text:style-name="T1"><text:tab/>Moving forth, Rand (1963) requires humans to have “a full mental focus in all choices and a commitment to full perception of reality”. She asks humans to think rationally and objectively, the results of which might not always be in favor of humanity. By this, Rand (1963) leaves humans at the disposal of their rationality as the only source of knowledge and a sole aid while making decisions. Since the process of thought varies from person-to-person, it is impossible to regulate feasible reasoning and hence, it is inevitable that evil will flourish; above all, it all will be justified by the key-term: rationality. Such happenings of evil are a strong verdict against Rand’s conflict-free world and hence, fail to do humans any important good. For instance, Adolf Hitler famously believed the mass-genocide of Jew citizens was rational. Although it was one of the most gruesome acts of terror in human history, looking at it from his perspective, it was for the betterment of the world. Therefore, Rand’s philosophy is impossible for a </text:span><text:soft-page-break/><text:span text:style-name="T1">human to achieve in its full essence and trying to do so will only result in evil flourishing in human minds.</text:span></text:p>
      <text:p text:style-name="P4"><text:span text:style-name="T1"><text:tab/>Secondly, </text:span><text:span text:style-name="T6">i</text:span><text:span text:style-name="T1">n the </text:span><text:span text:style-name="T20">Objectivist Ethics</text:span><text:span text:style-name="T1">, Rand (1963) asks men to not desire the unearned, avoid any “non-sensory knowledge” and “never act like zombies, without knowing one’s motives”. Therefore, she denies the existence of a supernatural entity (God) that holds the power of doing things beyond what the mind can perceive. And, Rand (1963) also condemns the acceptance of values or knowledge acquired by religion. All of this, conveys her atheistic stand-point in the context. However, nowhere in the essay has Rand considered the possibility of the existence of God. Critically analyzing her text reveals all her philosophies are based solely on the belief that there is no-one controlling our lives and hence, her works evidently rule out the chances of God being there. But, what if God was real? Then, it would be essential for human survival to follow morals laid down by Him, to pray and ask for His grace (requesting something that a person has not earned). And, since Rand (1963) asks humans to be entirely rational, it would be a logical choice to worship a God and follow his ethics in case if he existed, so as not to incur his wrath. All this, would be against the morals laid down by Rand but would be a necessity if God was present. So, her </text:span><text:span text:style-name="T20">Objectivist Ethics</text:span><text:span text:style-name="T1"> is useless if God exists. This is a major flaw in her arguments which renders it weak. Instead of explaining one side of the coin, bias should </text:span><text:span text:style-name="T7">ha</text:span><text:span text:style-name="T1">ve been avoided and she should </text:span><text:span text:style-name="T8">ha</text:span><text:span text:style-name="T1">ve considered God’s existence and explained aspects of her view in both scenarios which would have made her arguments much strong and believable. </text:span></text:p>
      <text:p text:style-name="P4"><text:soft-page-break/><text:span text:style-name="T1"><text:tab/>Similarly, Rand’s principle of Trade although feels like the ultimate solution to achieve human good, it neglects some of the most fundamental activities that go on in a person’s life. For instance, if all men were to trade things, what would a mother ask from an unborn child before bearing it for a painful period of nine months, what would parent demand from children in return for cherishing them, what would great humanitarians like Mr. </text:span><text:span text:style-name="T9">Abdul Sattar </text:span><text:span text:style-name="T1">Edhi ask from the oppressed and needy before helping them; The answer: nothing. Although Rand (1963) proudly asks humans to “deal with one another as traders, giving value for value…”, and thinks trade is the best way of having a relationship; There are times when nothing can be asked in return but the deed itself is important enough to perform. Hence, like many of Rand’s philosophies in this text, the principle of trade is also unjustified and even if it isn’t, at least is left unanswered by Rand, which makes this argument weak too.</text:span></text:p>
      <text:p text:style-name="P5"><text:span text:style-name="T1"><text:tab/>Thirdly, the moral code, that Rand wishes the entire humanity should follow, instead of making the world a better place for humans, denies the existence of human-</text:span><text:span text:style-name="T10">like</text:span><text:span text:style-name="T1"> qualities in mankind. Hence, following this code strictly will leave a human more of an emotionless, hard-wired robot. To begin with, Rand (1963) forbids humans to pursue things that they’re unsure about by saying: “if a man desires and pursues contradictions – he disintegrates his consciousness” (Rand 1963) But she, fails to realize that being unsure about the future and believing in fate is a basic aspect of human intelligence. </text:span><text:span text:style-name="T11">H</text:span><text:span text:style-name="T1">umans almost never acknowledge the perks of something until they’ve experienced it. But, Rand (1963) says “one must take no decision apart from the integrated sum of one’s own </text:span><text:soft-page-break/><text:span text:style-name="T1">knowledge”, failing to realize that doing so would stop humans from taking risk (an intermediary step for success), an act that most humans perform before almost every major decision of life. </text:span><text:span text:style-name="T12">I</text:span><text:span text:style-name="T1">n the </text:span><text:span text:style-name="T20">Objectivist Ethics</text:span><text:span text:style-name="T1">, Rand (1963) asks humans to value their life and go to all limits to ensure its continuity by saying, “accepting man’s life as primary and pursuing the rational value it provides.” She asks humans to hold their life above anything and everything but is completely oblivious of the fact that, like every other thing, life has an end too. So, why does Rand emphasize upon protecting something that is already bound to end, whereas, this life can be used for a greater cause; a cause for something beyond what the current time manifests. Many examples such as Marie Curie, Abraham Lincoln </text:span><text:span text:style-name="T13">and</text:span><text:span text:style-name="T1"> Gandhi strived selflessly to achieve a happier future for humanity and succeeded. All this proves that it is the attitude of selflessness in harsh times is what the world needs, not Ayn Rand’s biased philosophies. </text:span><text:span text:style-name="T14">H</text:span><text:span text:style-name="T1">er philosophies eliminate the selfless factor from a human, the same factor that propels one to spend their life for a greater cause. </text:span></text:p>
      <text:p text:style-name="P5"><text:span text:style-name="T1"><text:tab/>Similarly, Rand’s statements bound humans to live with what they’re born with and eliminate the concept of thinking ‘outside the box’, both of which have pivotal roles in the advancement of humanity. Without it, humanity would suffer drastically, “man must never seek or grant the unearned” (Rand -1963) But she fails to realize that a man only strives for something, if he aims for it sincerely. In her philosophies, Rand asks humans to stay happy for what they already have; in other words, she denies humans the liberty to dream and strive honestly to fulfill their desires. Following this philosophy of </text:span><text:soft-page-break/><text:span text:style-name="T1">hers, without the liberty to dream boundlessly, humanity would stop progressing and hence, this would prove fatal for a successful survival of human race. Similarly, if people tried being as rational as Rand wants them to be, this mindset would prove highly disadvantageous for the future of humanity as it would hinder the creativity of humans. Every major invention or work of art </text:span><text:span text:style-name="T15">by humanity is brewed with a mixture of intellect, </text:span><text:span text:style-name="T16">feelings</text:span><text:span text:style-name="T15"> and creativity</text:span><text:span text:style-name="T1">. There’s a factor of emotions, belief and rebellion that led to the advancements that humanity has achieved today. So, in a world where rationality is the only way of deciding, it would be impossible for humans to explore, invent and experiment; in such a world, there would be no Picassos who colored the world with their creativity and emotions, no Mark Zuckerbergs who dropped-out of college to develop a venture they were passionate, yet unsure about. All this loss of an essential element of human thinking would prove to be fatal in the cycle of human advancement and hence, such scenarios are a strong verdict against Ayn Rand’s philosophy. Hence, her philosophies, apart from doing other harms mentioned earlier, also eliminate essential human qualities.</text:span></text:p>
      <text:p text:style-name="P6"><text:span text:style-name="T1"><text:tab/>Rand’s philosophy in the </text:span><text:span text:style-name="T20">Objectivist Ethics</text:span><text:span text:style-name="T1"> fails to achieve its true purpose </text:span><text:span text:style-name="T17">because </text:span><text:span text:style-name="T1">her ideas </text:span><text:span text:style-name="T18">are</text:span><text:span text:style-name="T1"> impossible to achieve, her philosophies eliminat</text:span><text:span text:style-name="T19">e</text:span><text:span text:style-name="T1"> essential qualities from humans and also hinder the revolutionary process of thought that has always contributed towards a better future. Hence, Rand’s idea of a selfishness-promoting “clever” world fails to prove beneficial for humanity and therefore, is wrong. Instead, it is </text:span><text:soft-page-break/><text:span text:style-name="T1">necessary that an element of sacrifice, emotions and selflessness be present in each human being for humanity to progress at a positive 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5:09:00</meta:creation-date>
    <meta:initial-creator>Muhammad Arham Khan</meta:initial-creator>
    <dc:language>en-US</dc:language>
    <dc:date>2017-11-02T18:56:19.861886172</dc:date>
    <meta:editing-cycles>127</meta:editing-cycles>
    <meta:editing-duration>PT7H38M8S</meta:editing-duration>
    <meta:generator>LibreOffice/5.1.6.2$Linux_X86_64 LibreOffice_project/10m0$Build-2</meta:generator>
    <meta:document-statistic meta:table-count="0" meta:image-count="0" meta:object-count="0" meta:page-count="7" meta:paragraph-count="13" meta:word-count="1690" meta:character-count="10213" meta:non-whitespace-character-count="85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